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C7A902C5CA0821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Lato" svg:font-family="Lato"/>
    <style:font-face style:name="Lato1" svg:font-family="Lato" style:font-pitch="variable"/>
    <style:font-face style:name="Lato2" svg:font-family="Lato" style:font-adornments="Gras" style:font-pitch="variable"/>
    <style:font-face style:name="Lato3" svg:font-family="Lato" style:font-adornments="Normal" style:font-pitch="variable"/>
    <style:font-face style:name="Liberation Sans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eau1" style:family="table">
      <style:table-properties style:width="12.323cm" fo:margin-left="1.332cm" fo:margin-right="4.348cm" table:align="margins"/>
    </style:style>
    <style:style style:name="Tableau1.A" style:family="table-column">
      <style:table-column-properties style:column-width="6.313cm" style:rel-column-width="33573*"/>
    </style:style>
    <style:style style:name="Tableau1.B" style:family="table-column">
      <style:table-column-properties style:column-width="6.01cm" style:rel-column-width="319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ato1" officeooo:paragraph-rsid="000d5c46"/>
    </style:style>
    <style:style style:name="P2" style:family="paragraph" style:parent-style-name="Standard1">
      <style:text-properties style:font-name="Lato1" officeooo:paragraph-rsid="000d5c46"/>
    </style:style>
    <style:style style:name="P3" style:family="paragraph" style:parent-style-name="Subtitle">
      <style:text-properties style:font-name="Lato1" officeooo:paragraph-rsid="000d5c46"/>
    </style:style>
    <style:style style:name="P4" style:family="paragraph" style:parent-style-name="Footnote">
      <style:text-properties style:font-name="Lato1" fo:font-size="10.5pt" officeooo:paragraph-rsid="0027561f" style:font-size-asian="10.5pt" style:font-size-complex="10.5pt"/>
    </style:style>
    <style:style style:name="P5" style:family="paragraph" style:parent-style-name="Standard" style:master-page-name="">
      <loext:graphic-properties draw:fill="none"/>
      <style:paragraph-properties fo:margin-left="3.752cm" fo:margin-right="0cm" fo:margin-top="0cm" fo:margin-bottom="0.15cm" style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Lato1" officeooo:paragraph-rsid="000f58d0"/>
    </style:style>
    <style:style style:name="P6" style:family="paragraph" style:parent-style-name="Standard" style:master-page-name="">
      <loext:graphic-properties draw:fill="none"/>
      <style:paragraph-properties fo:margin-left="1.199cm" fo:margin-right="0cm" fo:margin-top="0cm" fo:margin-bottom="0.15cm" style:contextual-spacing="false" fo:line-height="105%" fo:text-align="justify" style:justify-single-word="false" fo:orphans="2" fo:widows="2" fo:text-indent="3.099cm" style:auto-text-indent="false" style:page-number="auto" fo:background-color="transparent"/>
      <style:text-properties style:font-name="Lato1" officeooo:paragraph-rsid="000d5c46"/>
    </style:style>
    <style:style style:name="P7" style:family="paragraph" style:parent-style-name="Standard1" style:master-page-name="">
      <loext:graphic-properties draw:fill="none"/>
      <style:paragraph-properties fo:margin-left="1.199cm" fo:margin-right="0cm" fo:margin-top="0cm" fo:margin-bottom="0cm" style:contextual-spacing="false" fo:line-height="105%" fo:text-align="justify" style:justify-single-word="false" fo:orphans="2" fo:widows="2" fo:text-indent="3.099cm" style:auto-text-indent="false" style:page-number="auto" fo:background-color="transparent"/>
      <style:text-properties style:font-name="Lato1" officeooo:paragraph-rsid="000d5c46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.15cm" style:contextual-spacing="false" fo:line-height="105%" fo:text-align="justify" style:justify-single-word="false" fo:orphans="2" fo:widows="2" fo:text-indent="6.301cm" style:auto-text-indent="false" style:page-number="auto" fo:background-color="transparent"/>
      <style:text-properties style:font-name="Lato1" officeooo:paragraph-rsid="000d5c46"/>
    </style:style>
    <style:style style:name="P9" style:family="paragraph" style:parent-style-name="Standard1" style:master-page-name="">
      <loext:graphic-properties draw:fill="none"/>
      <style:paragraph-properties fo:margin-left="4.399cm" fo:margin-right="0cm" fo:margin-top="0cm" fo:margin-bottom="0cm" style:contextual-spacing="false" fo:line-height="105%" fo:text-align="justify" style:justify-single-word="false" fo:orphans="2" fo:widows="2" fo:text-indent="0cm" style:auto-text-indent="false" style:page-number="auto" fo:background-color="transparent"/>
      <style:text-properties style:font-name="Lato1" officeooo:paragraph-rsid="000d5c46"/>
    </style:style>
    <style:style style:name="P10" style:family="paragraph" style:parent-style-name="Standard">
      <style:text-properties style:font-name="Lato1" officeooo:paragraph-rsid="00132945"/>
    </style:style>
    <style:style style:name="P11" style:family="paragraph" style:parent-style-name="Standard">
      <style:text-properties style:font-name="Lato1" officeooo:paragraph-rsid="0016788d"/>
    </style:style>
    <style:style style:name="P12" style:family="paragraph" style:parent-style-name="Standard1">
      <style:paragraph-properties fo:text-align="justify" style:justify-single-word="false"/>
      <style:text-properties style:font-name="Lato1" fo:font-weight="bold" officeooo:paragraph-rsid="000d5c46" style:font-weight-asian="bold" style:font-weight-complex="bold"/>
    </style:style>
    <style:style style:name="P13" style:family="paragraph" style:parent-style-name="standard1">
      <style:text-properties style:font-name="Lato1" fo:font-weight="bold" officeooo:rsid="000d5c46" officeooo:paragraph-rsid="000d5c46" style:font-weight-asian="bold" style:font-weight-complex="bold"/>
    </style:style>
    <style:style style:name="P14" style:family="paragraph" style:parent-style-name="Standard1">
      <style:text-properties style:font-name="Lato1" officeooo:paragraph-rsid="000d5c46" fo:background-color="#ffff00"/>
    </style:style>
    <style:style style:name="P15" style:family="paragraph" style:parent-style-name="Standard1" style:master-page-name="">
      <loext:graphic-properties draw:fill="none"/>
      <style:paragraph-properties fo:margin-left="3.752cm" fo:margin-right="0cm" fo:margin-top="0cm" fo:margin-bottom="0cm" style:contextual-spacing="false" fo:text-align="justify" style:justify-single-word="false" fo:orphans="2" fo:widows="2" fo:text-indent="0cm" style:auto-text-indent="false" style:page-number="auto" fo:background-color="transparent"/>
      <style:text-properties style:font-name="Lato1" fo:font-style="italic" officeooo:paragraph-rsid="000d5c46" style:font-style-asian="italic" style:font-style-complex="italic"/>
    </style:style>
    <style:style style:name="P16" style:family="paragraph" style:parent-style-name="Standard1" style:master-page-name="">
      <loext:graphic-properties draw:fill="none"/>
      <style:paragraph-properties fo:margin-left="6.5cm" fo:margin-right="0cm" fo:margin-top="0cm" fo:margin-bottom="0cm" style:contextual-spacing="false" fo:line-height="105%" fo:text-align="justify" style:justify-single-word="false" fo:orphans="2" fo:widows="2" fo:text-indent="0cm" style:auto-text-indent="false" style:page-number="auto" fo:background-color="transparent"/>
      <style:text-properties style:font-name="Lato1" fo:font-style="italic" officeooo:paragraph-rsid="000d5c46" style:font-style-asian="italic" style:font-style-complex="italic"/>
    </style:style>
    <style:style style:name="P17" style:family="paragraph" style:parent-style-name="Title">
      <style:text-properties style:font-name="Lato1" officeooo:rsid="000e65ff" officeooo:paragraph-rsid="000d5c46"/>
    </style:style>
    <style:style style:name="P18" style:family="paragraph" style:parent-style-name="standard1">
      <style:text-properties style:font-name="Lato1" fo:font-weight="normal" officeooo:rsid="0011f126" officeooo:paragraph-rsid="0011f126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4.399cm" fo:margin-right="0cm" fo:margin-top="0cm" fo:margin-bottom="0.15cm" style:contextual-spacing="false" fo:line-height="105%" fo:text-align="justify" style:justify-single-word="false" fo:orphans="2" fo:widows="2" fo:text-indent="0cm" style:auto-text-indent="false" style:page-number="auto" fo:background-color="transparent"/>
      <style:text-properties officeooo:paragraph-rsid="000d5c46"/>
    </style:style>
    <style:style style:name="P20" style:family="paragraph" style:parent-style-name="Heading_20_1">
      <style:text-properties style:font-name="Lato1" officeooo:paragraph-rsid="000d5c46"/>
    </style:style>
    <style:style style:name="P21" style:family="paragraph" style:parent-style-name="Heading_20_2">
      <style:text-properties style:font-name="Lato1" officeooo:paragraph-rsid="000d5c46"/>
    </style:style>
    <style:style style:name="P22" style:family="paragraph" style:parent-style-name="Heading_20_3">
      <loext:graphic-properties draw:fill-gradient-name="gradient" draw:fill-hatch-name="hatch"/>
      <style:paragraph-properties fo:margin-top="0.109cm" fo:margin-bottom="0.099cm" style:contextual-spacing="false"/>
      <style:text-properties style:font-name="Lato1" officeooo:paragraph-rsid="000d5c46"/>
    </style:style>
    <style:style style:name="P23" style:family="paragraph" style:parent-style-name="Heading_20_3">
      <style:text-properties style:font-name="Lato1" officeooo:paragraph-rsid="000d5c46"/>
    </style:style>
    <style:style style:name="P24" style:family="paragraph" style:parent-style-name="Standard" style:list-style-name="L1"/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1" style:list-style-name="L4" style:master-page-name="">
      <loext:graphic-properties draw:fill="none"/>
      <style:paragraph-properties fo:margin-left="1.9cm" fo:margin-right="0cm" fo:margin-top="0cm" fo:margin-bottom="0cm" style:contextual-spacing="false" fo:line-height="105%" fo:text-align="justify" style:justify-single-word="false" fo:orphans="2" fo:widows="2" fo:text-indent="0cm" style:auto-text-indent="false" style:page-number="auto" fo:background-color="transparent"/>
      <style:text-properties style:font-name="Lato1" officeooo:paragraph-rsid="000d5c46"/>
    </style:style>
    <style:style style:name="P28" style:family="paragraph" style:parent-style-name="Standard1" style:list-style-name="L5" style:master-page-name="">
      <loext:graphic-properties draw:fill="none"/>
      <style:paragraph-properties fo:margin-left="3.401cm" fo:margin-right="0cm" fo:margin-top="0cm" fo:margin-bottom="0cm" style:contextual-spacing="false" fo:line-height="105%" fo:text-align="justify" style:justify-single-word="false" fo:orphans="2" fo:widows="2" fo:text-indent="-0.4cm" style:auto-text-indent="false" style:page-number="auto" fo:background-color="transparent"/>
      <style:text-properties style:font-name="Lato1" officeooo:paragraph-rsid="000d5c46"/>
    </style:style>
    <style:style style:name="P29" style:family="paragraph" style:parent-style-name="Standard1" style:list-style-name="L6" style:master-page-name="">
      <loext:graphic-properties draw:fill="none"/>
      <style:paragraph-properties fo:margin-left="0cm" fo:margin-right="0cm" fo:margin-top="0cm" fo:margin-bottom="0cm" style:contextual-spacing="false" fo:line-height="105%" fo:text-align="justify" style:justify-single-word="false" fo:orphans="2" fo:widows="2" fo:text-indent="1.9cm" style:auto-text-indent="false" style:page-number="auto" fo:break-before="auto" fo:break-after="auto" fo:background-color="transparent"/>
      <style:text-properties style:font-name="Lato1" officeooo:paragraph-rsid="000d5c46"/>
    </style:style>
    <style:style style:name="P30" style:family="paragraph" style:parent-style-name="Standard1" style:list-style-name="L5">
      <style:paragraph-properties fo:margin-left="2.501cm" fo:margin-right="0cm" fo:text-indent="0.503cm" style:auto-text-indent="false"/>
      <style:text-properties style:font-name="Lato1" officeooo:paragraph-rsid="000d5c46"/>
    </style:style>
    <style:style style:name="P31" style:family="paragraph" style:parent-style-name="Standard1" style:list-style-name="L5">
      <style:paragraph-properties fo:margin-left="1.251cm" fo:margin-right="0cm" fo:text-indent="1.746cm" style:auto-text-indent="false"/>
      <style:text-properties style:font-name="Lato1" officeooo:paragraph-rsid="000d5c46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text-properties officeooo:paragraph-rsid="000f58d0"/>
    </style:style>
    <style:style style:name="P34" style:family="paragraph" style:parent-style-name="Text_20_body" style:list-style-name="L8"/>
    <style:style style:name="P35" style:family="paragraph" style:parent-style-name="Text_20_body" style:list-style-name="L8">
      <style:text-properties officeooo:paragraph-rsid="00220325"/>
    </style:style>
    <style:style style:name="P36" style:family="paragraph" style:parent-style-name="Text_20_body" style:list-style-name="L8">
      <style:text-properties officeooo:paragraph-rsid="001ff6a4"/>
    </style:style>
    <style:style style:name="P37" style:family="paragraph" style:parent-style-name="Text_20_body" style:list-style-name="L8">
      <style:text-properties officeooo:rsid="001b2918" officeooo:paragraph-rsid="001b2918"/>
    </style:style>
    <style:style style:name="P38" style:family="paragraph" style:parent-style-name="Text_20_body" style:list-style-name="L8">
      <style:text-properties fo:font-weight="normal" officeooo:rsid="001de726" officeooo:paragraph-rsid="001de726" style:font-weight-asian="normal" style:font-weight-complex="normal"/>
    </style:style>
    <style:style style:name="P39" style:family="paragraph" style:parent-style-name="Text_20_body" style:list-style-name="L8">
      <style:text-properties fo:font-weight="normal" officeooo:rsid="001e8c99" officeooo:paragraph-rsid="001e8c99" style:font-weight-asian="normal" style:font-weight-complex="normal"/>
    </style:style>
    <style:style style:name="P40" style:family="paragraph" style:parent-style-name="Text_20_body" style:list-style-name="L8">
      <style:text-properties fo:font-weight="normal" officeooo:rsid="0020e000" officeooo:paragraph-rsid="0020e000" style:font-weight-asian="normal" style:font-weight-complex="normal"/>
    </style:style>
    <style:style style:name="P41" style:family="paragraph" style:parent-style-name="standard1" style:list-style-name="L7">
      <style:text-properties style:font-name="Lato1" fo:font-style="italic" fo:font-weight="bold" officeooo:rsid="0011f126" officeooo:paragraph-rsid="0011f126" style:font-style-asian="italic" style:font-weight-asian="bold" style:font-style-complex="italic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bold" officeooo:rsid="00220325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bcf51c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bcf51c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a524b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20325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b343d1" style:font-size-asian="10.5pt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92a07" style:font-size-asian="10.5pt" style:font-style-asian="normal" style:font-weight-asian="normal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be66f1" style:font-style-asian="normal" style:font-style-complex="normal"/>
    </style:style>
    <style:style style:name="T14" style:family="text">
      <style:text-properties fo:font-style="normal" officeooo:rsid="00bec72e" style:font-style-asian="normal" style:font-style-complex="normal"/>
    </style:style>
    <style:style style:name="T15" style:family="text">
      <style:text-properties fo:font-style="normal" officeooo:rsid="0027561f" style:font-style-asian="normal" style:font-style-complex="normal"/>
    </style:style>
    <style:style style:name="T16" style:family="text">
      <style:text-properties fo:font-style="normal" officeooo:rsid="00282520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6a21c" style:font-style-asian="normal" style:font-weight-asian="normal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be66f1" style:font-style-asian="italic" style:font-style-complex="italic"/>
    </style:style>
    <style:style style:name="T23" style:family="text">
      <style:text-properties fo:font-style="italic" officeooo:rsid="00bec72e" style:font-style-asian="italic" style:font-style-complex="italic"/>
    </style:style>
    <style:style style:name="T24" style:family="text">
      <style:text-properties fo:font-style="italic" officeooo:rsid="0016788d" style:font-style-asian="italic" style:font-style-complex="italic"/>
    </style:style>
    <style:style style:name="T25" style:family="text">
      <style:text-properties fo:font-style="italic" officeooo:rsid="0016a21c" style:font-style-asian="italic" style:font-style-complex="italic"/>
    </style:style>
    <style:style style:name="T26" style:family="text">
      <style:text-properties fo:font-style="italic" officeooo:rsid="0017d336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17d336" style:font-style-asian="italic" style:font-weight-asian="bold" style:font-style-complex="italic" style:font-weight-complex="bold"/>
    </style:style>
    <style:style style:name="T29" style:family="text">
      <style:text-properties officeooo:rsid="00bcf51c"/>
    </style:style>
    <style:style style:name="T30" style:family="text">
      <style:text-properties officeooo:rsid="00be66f1"/>
    </style:style>
    <style:style style:name="T31" style:family="text">
      <style:text-properties fo:color="#0000dc" loext:opacity="100%" fo:font-weight="bold" style:font-weight-asian="bold" style:font-weight-complex="bold"/>
    </style:style>
    <style:style style:name="T32" style:family="text">
      <style:text-properties fo:color="#0000dc" loext:opacity="100%" fo:font-weight="bold" officeooo:rsid="00a4da04" style:font-weight-asian="bold" style:font-weight-complex="bold"/>
    </style:style>
    <style:style style:name="T33" style:family="text">
      <style:text-properties fo:color="#0000dc" loext:opacity="100%" fo:font-weight="bold" officeooo:rsid="00b343d1" style:font-weight-asian="bold" style:font-weight-complex="bold"/>
    </style:style>
    <style:style style:name="T34" style:family="text">
      <style:text-properties fo:color="#0000dc" loext:opacity="100%" fo:font-weight="bold" officeooo:rsid="00cb9133" style:font-weight-asian="bold" style:font-weight-complex="bold"/>
    </style:style>
    <style:style style:name="T35" style:family="text">
      <style:text-properties fo:color="#0000dc" loext:opacity="100%" fo:font-weight="bold" officeooo:rsid="001f7c47" style:font-weight-asian="bold" style:font-weight-complex="bold"/>
    </style:style>
    <style:style style:name="T36" style:family="text">
      <style:text-properties fo:color="#0000dc" loext:opacity="100%" fo:font-weight="bold" officeooo:rsid="001a524b" style:font-weight-asian="bold" style:font-weight-complex="bold"/>
    </style:style>
    <style:style style:name="T37" style:family="text">
      <style:text-properties fo:color="#0000dc" loext:opacity="100%" fo:font-weight="bold" officeooo:rsid="0020e000" style:font-weight-asian="bold" style:font-weight-complex="bold"/>
    </style:style>
    <style:style style:name="T38" style:family="text">
      <style:text-properties fo:color="#0000dc" loext:opacity="100%" fo:font-weight="bold" officeooo:rsid="00220325" style:font-weight-asian="bold" style:font-weight-complex="bold"/>
    </style:style>
    <style:style style:name="T39" style:family="text">
      <style:text-properties fo:color="#0000dc" loext:opacity="100%" fo:font-weight="bold" officeooo:rsid="0023ef41" style:font-weight-asian="bold" style:font-weight-complex="bold"/>
    </style:style>
    <style:style style:name="T40" style:family="text">
      <style:text-properties style:font-name="Lato1"/>
    </style:style>
    <style:style style:name="T41" style:family="text">
      <style:text-properties style:font-name="Lato1" fo:font-style="normal" style:font-style-asian="normal" style:font-style-complex="normal"/>
    </style:style>
    <style:style style:name="T42" style:family="text">
      <style:text-properties style:font-name="Lato1" fo:font-style="normal" officeooo:rsid="00132945" style:font-style-asian="normal" style:font-style-complex="normal"/>
    </style:style>
    <style:style style:name="T43" style:family="text">
      <style:text-properties style:font-name="Lato1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44" style:family="text">
      <style:text-properties style:font-name="Lato1" fo:font-style="normal" style:text-underline-style="none" fo:font-weight="normal" officeooo:rsid="00b343d1" style:font-size-asian="10.5pt" style:font-style-asian="normal" style:font-weight-asian="normal" style:font-style-complex="normal" style:font-weight-complex="normal"/>
    </style:style>
    <style:style style:name="T45" style:family="text">
      <style:text-properties style:font-name="Lato1" fo:font-style="normal" style:text-underline-style="none" fo:font-weight="normal" officeooo:rsid="001ff6a4" style:font-size-asian="10.5pt" style:font-style-asian="normal" style:font-weight-asian="normal" style:font-style-complex="normal" style:font-weight-complex="normal"/>
    </style:style>
    <style:style style:name="T46" style:family="text">
      <style:text-properties style:font-name="Lato1" fo:font-style="normal" style:text-underline-style="none" fo:font-weight="normal" officeooo:rsid="00220325" style:font-size-asian="10.5pt" style:font-style-asian="normal" style:font-weight-asian="normal" style:font-style-complex="normal" style:font-weight-complex="normal"/>
    </style:style>
    <style:style style:name="T47" style:family="text">
      <style:text-properties style:font-name="Lato1" fo:font-style="normal" style:text-underline-style="none" style:font-size-asian="10.5pt" style:font-style-asian="normal" style:font-style-complex="normal"/>
    </style:style>
    <style:style style:name="T48" style:family="text">
      <style:text-properties style:font-name="Lato1" fo:font-style="normal" style:text-underline-style="none" officeooo:rsid="00b343d1" style:font-size-asian="10.5pt" style:font-style-asian="normal" style:font-style-complex="normal"/>
    </style:style>
    <style:style style:name="T49" style:family="text">
      <style:text-properties style:font-name="Lato1" fo:font-style="normal" style:text-underline-style="none" officeooo:rsid="001e8c99" style:font-size-asian="10.5pt" style:font-style-asian="normal" style:font-style-complex="normal"/>
    </style:style>
    <style:style style:name="T50" style:family="text">
      <style:text-properties style:font-name="Lato1" fo:font-style="normal" style:text-underline-style="none" officeooo:rsid="001ff6a4" style:font-size-asian="10.5pt" style:font-style-asian="normal" style:font-style-complex="normal"/>
    </style:style>
    <style:style style:name="T51" style:family="text">
      <style:text-properties style:font-name="Lato1" fo:font-style="normal" style:text-underline-style="none" fo:font-weight="bold" style:font-size-asian="10.5pt" style:font-style-asian="normal" style:font-weight-asian="bold" style:font-style-complex="normal" style:font-weight-complex="bold"/>
    </style:style>
    <style:style style:name="T52" style:family="text">
      <style:text-properties style:font-name="Lato1" fo:font-style="normal" style:text-underline-style="none" fo:font-weight="bold" officeooo:rsid="001ff6a4" style:font-size-asian="10.5pt" style:font-style-asian="normal" style:font-weight-asian="bold" style:font-style-complex="normal" style:font-weight-complex="bold"/>
    </style:style>
    <style:style style:name="T53" style:family="text">
      <style:text-properties style:font-name="Lato1" fo:font-style="normal" style:text-underline-style="none" fo:font-weight="bold" officeooo:rsid="00220325" style:font-size-asian="10.5pt" style:font-style-asian="normal" style:font-weight-asian="bold" style:font-style-complex="normal" style:font-weight-complex="bold"/>
    </style:style>
    <style:style style:name="T54" style:family="text">
      <style:text-properties style:font-name="Lato1" fo:font-style="italic" style:font-style-asian="italic" style:font-style-complex="italic"/>
    </style:style>
    <style:style style:name="T55" style:family="text">
      <style:text-properties style:font-name="Lato1" fo:font-style="italic" officeooo:rsid="00132945" style:font-style-asian="italic" style:font-style-complex="italic"/>
    </style:style>
    <style:style style:name="T56" style:family="text">
      <style:text-properties style:font-name="Lato1" fo:font-style="italic" officeooo:rsid="0016788d" style:font-style-asian="italic" style:font-style-complex="italic"/>
    </style:style>
    <style:style style:name="T57" style:family="text">
      <style:text-properties style:font-name="Lato1" fo:font-style="italic" officeooo:rsid="00188c43" style:font-style-asian="italic" style:font-style-complex="italic"/>
    </style:style>
    <style:style style:name="T58" style:family="text">
      <style:text-properties style:font-name="Lato1" fo:font-style="italic" fo:font-weight="bold" officeooo:rsid="00132945" style:font-style-asian="italic" style:font-weight-asian="bold" style:font-style-complex="italic" style:font-weight-complex="bold"/>
    </style:style>
    <style:style style:name="T59" style:family="text">
      <style:text-properties style:font-name="Lato1" fo:font-style="italic" fo:font-weight="bold" officeooo:rsid="0016788d" style:font-style-asian="italic" style:font-weight-asian="bold" style:font-style-complex="italic" style:font-weight-complex="bold"/>
    </style:style>
    <style:style style:name="T60" style:family="text">
      <style:text-properties style:font-name="Lato1" fo:font-style="italic" fo:font-weight="bold" officeooo:rsid="00188c43" style:font-style-asian="italic" style:font-weight-asian="bold" style:font-style-complex="italic" style:font-weight-complex="bold"/>
    </style:style>
    <style:style style:name="T61" style:family="text">
      <style:text-properties style:font-name="Lato1" fo:font-style="italic" fo:font-weight="bold" officeooo:rsid="001a42b5" style:font-style-asian="italic" style:font-weight-asian="bold" style:font-style-complex="italic" style:font-weight-complex="bold"/>
    </style:style>
    <style:style style:name="T62" style:family="text">
      <style:text-properties style:font-name="Lato1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font-name="Lato1" fo:font-style="italic" fo:font-weight="normal" officeooo:rsid="001a42b5" style:font-style-asian="italic" style:font-weight-asian="normal" style:font-style-complex="italic" style:font-weight-complex="normal"/>
    </style:style>
    <style:style style:name="T64" style:family="text">
      <style:text-properties style:font-name="Lato1" officeooo:rsid="0016788d"/>
    </style:style>
    <style:style style:name="T65" style:family="text">
      <style:text-properties style:font-name="Lato1" fo:font-weight="bold" style:font-weight-asian="bold" style:font-weight-complex="bold"/>
    </style:style>
    <style:style style:name="T66" style:family="text">
      <style:text-properties officeooo:rsid="000f58d0"/>
    </style:style>
    <style:style style:name="T67" style:family="text">
      <style:text-properties officeooo:rsid="0011f126"/>
    </style:style>
    <style:style style:name="T68" style:family="text">
      <style:text-properties fo:color="#000000" loext:opacity="100%" style:font-name="Lato1"/>
    </style:style>
    <style:style style:name="T69" style:family="text">
      <style:text-properties fo:color="#000000" loext:opacity="100%" style:font-name="Lato1" officeooo:rsid="00132945"/>
    </style:style>
    <style:style style:name="T70" style:family="text">
      <style:text-properties fo:color="#c9211e" loext:opacity="100%" style:font-name="Lato1"/>
    </style:style>
    <style:style style:name="T71" style:family="text">
      <style:text-properties fo:color="#c9211e" loext:opacity="100%" style:font-name="Lato1" fo:font-weight="bold" officeooo:rsid="00132945" fo:background-color="transparent" loext:char-shading-value="0" style:font-weight-asian="bold" style:font-weight-complex="bold"/>
    </style:style>
    <style:style style:name="T72" style:family="text">
      <style:text-properties fo:color="#c9211e" loext:opacity="100%" style:font-name="Lato1" fo:font-weight="bold" officeooo:rsid="00132945" style:font-weight-asian="bold" style:font-weight-complex="bold"/>
    </style:style>
    <style:style style:name="T73" style:family="text">
      <style:text-properties fo:color="#c9211e" loext:opacity="100%" style:font-name="Lato1" fo:font-weight="bold" officeooo:rsid="00151ce5" style:font-weight-asian="bold" style:font-weight-complex="bold"/>
    </style:style>
    <style:style style:name="T74" style:family="text">
      <style:text-properties fo:color="#c9211e" loext:opacity="100%" style:font-name="Lato1" fo:font-style="normal" fo:font-weight="bold" officeooo:rsid="00132945" style:font-style-asian="normal" style:font-weight-asian="bold" style:font-style-complex="normal" style:font-weight-complex="bold"/>
    </style:style>
    <style:style style:name="T75" style:family="text">
      <style:text-properties fo:color="#c9211e" loext:opacity="100%" style:font-name="Lato1" fo:font-style="normal" fo:font-weight="bold" officeooo:rsid="00151ce5" style:font-style-asian="normal" style:font-weight-asian="bold" style:font-style-complex="normal" style:font-weight-complex="bold"/>
    </style:style>
    <style:style style:name="T76" style:family="text">
      <style:text-properties officeooo:rsid="0016a21c"/>
    </style:style>
    <style:style style:name="T77" style:family="text">
      <style:text-properties style:font-name="Lato3" fo:language="fr" fo:country="FR" fo:font-style="italic" officeooo:rsid="00a30897" style:font-style-asian="italic" style:font-style-complex="italic"/>
    </style:style>
    <style:style style:name="T78" style:family="text">
      <style:text-properties style:font-name="Lato3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79" style:family="text">
      <style:text-properties style:font-name="Lato3" fo:font-style="normal" style:text-underline-style="none" fo:font-weight="normal" officeooo:rsid="00220325" style:font-style-asian="normal" style:font-weight-asian="normal" style:font-style-complex="normal" style:font-weight-complex="normal"/>
    </style:style>
    <style:style style:name="T80" style:family="text">
      <style:text-properties style:font-name="Lato3" fo:font-style="normal" style:text-underline-style="none" fo:font-weight="bold" style:font-size-asian="10.5pt" style:font-style-asian="normal" style:font-weight-asian="bold" style:font-style-complex="normal" style:font-weight-complex="bold"/>
    </style:style>
    <style:style style:name="T81" style:family="text">
      <style:text-properties style:text-position="super 58%" fo:font-style="normal" style:text-underline-style="none" fo:font-weight="normal" officeooo:rsid="001a524b" style:font-style-asian="normal" style:font-weight-asian="normal" style:font-style-complex="normal" style:font-weight-complex="normal"/>
    </style:style>
    <style:style style:name="T82" style:family="text">
      <style:text-properties officeooo:rsid="00bec72e"/>
    </style:style>
    <style:style style:name="T83" style:family="text">
      <style:text-properties officeooo:rsid="002744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space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2" text:anchor-type="paragraph" svg:x="-1.344cm" svg:y="-1.3cm" svg:width="2.275cm" svg:height="0.794cm" draw:z-index="0"><draw:image xlink:href="Pictures/10000000000000560000001EC7A902C5CA082181.png" xlink:type="simple" xlink:show="embed" xlink:actuate="onLoad" draw:mime-type="image/png"/></draw:frame>Lettre de motivation et expression</text:p>
      <text:p text:style-name="P3">Futur et conditionnel</text:p>
      <text:h text:style-name="P20" text:outline-level="1"><text:bookmark-start text:name="__RefHeading___Toc9077_3926232236"/>Cours<text:bookmark-end text:name="__RefHeading___Toc9077_3926232236"/></text:h>
      <text:h text:style-name="P21" text:outline-level="2"><text:bookmark-start text:name="__RefHeading___Toc9081_3926232236"/>Conjugaison<text:bookmark-end text:name="__RefHeading___Toc9081_3926232236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Futur</text:p>
          </table:table-cell>
          <table:table-cell table:style-name="Tableau1.B1" office:value-type="string">
            <text:p text:style-name="P12">Conditionnel</text:p>
          </table:table-cell>
        </table:table-row>
        <table:table-row>
          <table:table-cell table:style-name="Tableau1.A2" office:value-type="string">
            <text:p text:style-name="P14">j’appellerai</text:p>
            <text:p text:style-name="P2">tu appelleras</text:p>
            <text:p text:style-name="P2">il, elle, on appellera</text:p>
            <text:p text:style-name="P2">nous appellerons</text:p>
            <text:p text:style-name="P2">vous appellerez</text:p>
            <text:p text:style-name="P2">ils, elles appelleront</text:p>
          </table:table-cell>
          <table:table-cell table:style-name="Tableau1.B2" office:value-type="string">
            <text:p text:style-name="P14">j’appellerais</text:p>
            <text:p text:style-name="P2">tu appellerais</text:p>
            <text:p text:style-name="P2">il, elle, on appellerait</text:p>
            <text:p text:style-name="P2">nous appellerions</text:p>
            <text:p text:style-name="P2">vous appelleriez</text:p>
            <text:p text:style-name="P2">ils, elles appelleraient</text:p>
          </table:table-cell>
        </table:table-row>
      </table:table>
      <text:h text:style-name="P21" text:outline-level="2"><text:bookmark-start text:name="__RefHeading___Toc9083_3926232236"/>Problèmes d’orthographe<text:bookmark-end text:name="__RefHeading___Toc9083_3926232236"/></text:h>
      <text:h text:style-name="P22" text:outline-level="3"><text:bookmark-start text:name="__RefHeading___Toc9085_3926232236"/>Les verbes du premier groupe ayant une voyelle avant –er<text:bookmark-end text:name="__RefHeading___Toc9085_3926232236"/></text:h>
      <text:p text:style-name="P2">Il faut penser pour ces verbes à mettre le – e – de l’infinitif qui ne s’entend pas.</text:p>
      <text:p text:style-name="P11">Exemples : <text:span text:style-name="T21">je </text:span><text:span text:style-name="T24">remédierai</text:span> (futur) ; <text:span text:style-name="T21">je </text:span><text:span text:style-name="T24">remédierais</text:span> (conditionnel)</text:p>
      <text:h text:style-name="P23" text:outline-level="3"><text:bookmark-start text:name="__RefHeading___Toc9087_3926232236"/>Confusion entre futur et conditionnel à la première personne du singulier<text:bookmark-end text:name="__RefHeading___Toc9087_3926232236"/></text:h>
      <text:p text:style-name="P2">Les deux conjugaisons sont quasi identiques à la première personne du singulier, d’où des erreurs d’orthographe fréquentes.</text:p>
      <text:p text:style-name="P1">Pour éviter la confusion entre futur et conditionnel à la première personne du singulier, il suffit de remplacer la première personne par la troisième personne du singulier.</text:p>
      <text:p text:style-name="P10"><text:span text:style-name="T12">Exemples </text:span>:<text:span text:style-name="T21"> </text:span></text:p>
      <text:list xml:id="list1599175700" text:style-name="L1">
        <text:list-item>
          <text:list>
            <text:list-item>
              <text:list>
                <text:list-item>
                  <text:p text:style-name="P24"><text:span text:style-name="T55">Je </text:span><text:span text:style-name="T58">souhaiter…</text:span><text:span text:style-name="T55"> vivement vous rencontrer → </text:span><text:span text:style-name="T68">on peut dire « il </text:span><text:span text:style-name="T71">souhaiterait</text:span><text:span text:style-name="T68"> </text:span><text:span text:style-name="T69">vivement vous rencontrer</text:span><text:span text:style-name="T68"> » → </text:span><text:span text:style-name="T69">conditionnel → </text:span><text:span text:style-name="T73">je s</text:span><text:span text:style-name="T72">ouhaiterais</text:span></text:p>
                </text:list-item>
                <text:list-item>
                  <text:p text:style-name="P24"><text:span text:style-name="T54">Je </text:span><text:span text:style-name="T58">mettr...</text:span><text:span text:style-name="T55"> à votre service les compétences acquises lors de mon BUT</text:span><text:span text:style-name="T42"> → on peut dire « il <text:s/></text:span><text:span text:style-name="T74">mettra</text:span><text:span text:style-name="T42"> à votre service les compétences acquises lors de son BUT » → futur → </text:span><text:span text:style-name="T75">je m</text:span><text:span text:style-name="T74">ettrai</text:span><text:span text:style-name="T42">.</text:span></text:p>
                </text:list-item>
              </text:list>
            </text:list-item>
          </text:list>
        </text:list-item>
      </text:list>
      <text:h text:style-name="P21" text:outline-level="2"><text:bookmark-start text:name="__RefHeading___Toc9089_3926232236"/>Emploi<text:bookmark-end text:name="__RefHeading___Toc9089_3926232236"/></text:h>
      <text:h text:style-name="P22" text:outline-level="3"><text:bookmark-start text:name="__RefHeading___Toc9091_3926232236"/>Futur<text:bookmark-end text:name="__RefHeading___Toc9091_3926232236"/></text:h>
      <text:list xml:id="list801841277" text:style-name="L2">
        <text:list-item>
          <text:list>
            <text:list-item>
              <text:p text:style-name="P32">Le futur sert à situer l’action ou <text:span text:style-name="T29">l’</text:span>état exprimé par un verbe dans l’avenir.<text:line-break/><text:span text:style-name="T41">Exemple </text:span><text:span text:style-name="T40">: </text:span><text:span text:style-name="T56">Je </text:span><text:span text:style-name="T59">réviserai</text:span><text:span text:style-name="T56"> pour le partiel de la semaine prochaine dès ce soir</text:span><text:span text:style-name="T54">.</text:span></text:p>
            </text:list-item>
            <text:list-item>
              <text:p text:style-name="P33"><text:span text:style-name="T40">Il peut également exprimer l’ordre, la prière.<text:line-break/></text:span><text:span text:style-name="T41">Exemple </text:span><text:span text:style-name="T40">: </text:span><text:span text:style-name="T54">Vous </text:span><text:span text:style-name="T60">candidaterez</text:span><text:span text:style-name="T57"> au plus tard début janvier.</text:span></text:p>
            </text:list-item>
            <text:list-item>
              <text:p text:style-name="P25"><text:span text:style-name="T40">Il peut servir à formuler une explication, une supposition ou une appréhension.<text:line-break/></text:span><text:span text:style-name="T41">Exemples </text:span><text:span text:style-name="T40">: </text:span><text:span text:style-name="T54">Il n’</text:span><text:span text:style-name="T57">a pas de stage</text:span><text:span text:style-name="T54"> : comme d’habitud</text:span><text:span text:style-name="T57">e,</text:span><text:span text:style-name="T54"> i</text:span><text:span text:style-name="T57">l s’y </text:span><text:span text:style-name="T60">sera</text:span><text:span text:style-name="T57"> </text:span><text:span text:style-name="T60">pris</text:span><text:span text:style-name="T57"> au dernier moment.</text:span></text:p>
            </text:list-item>
          </text:list>
        </text:list-item>
      </text:list>
      <text:p text:style-name="P15"><text:soft-page-break/>Ce <text:span text:style-name="T20">sera</text:span> <text:span text:style-name="T66">un</text:span> étudiant qui <text:span text:style-name="T83">a</text:span><text:span text:style-name="T19"> oublié </text:span>ce stylo.</text:p>
      <text:p text:style-name="P5"><text:span text:style-name="T26">Un certain nombre d’</text:span><text:span text:style-name="T77">étudiant·e·s</text:span><text:span text:style-name="T26"> </text:span><text:span text:style-name="T28">auront</text:span><text:span text:style-name="T21"> </text:span><text:span text:style-name="T26">du mal à trouver un stage</text:span><text:span text:style-name="T21">, c’est à craindre.</text:span></text:p>
      <text:list xml:id="list701763861" text:style-name="L3">
        <text:list-item>
          <text:list>
            <text:list-item>
              <text:p text:style-name="P26"><text:span text:style-name="T40">Il peut appara</text:span><text:span text:style-name="T64">i</text:span><text:span text:style-name="T40">tre dans le système hypothétique, après « si » et le présent.<text:line-break/></text:span><text:span text:style-name="T41">Exemple </text:span><text:span text:style-name="T40">: </text:span><text:span text:style-name="T54">S’il termine assez tôt </text:span><text:span text:style-name="T56">ce projet</text:span><text:span text:style-name="T54">, il </text:span><text:span text:style-name="T61">rédigera</text:span><text:span text:style-name="T63"> son CV et sa lettre de motivation</text:span><text:span text:style-name="T62">.</text:span></text:p>
            </text:list-item>
          </text:list>
        </text:list-item>
      </text:list>
      <text:h text:style-name="P23" text:outline-level="3"><text:bookmark-start text:name="__RefHeading___Toc9093_3926232236"/>Conditionnel<text:bookmark-end text:name="__RefHeading___Toc9093_3926232236"/></text:h>
      <text:p text:style-name="P1">Le conditionnel est soit un mode qui exprime l’éventualité, soit un temps.</text:p>
      <text:list xml:id="list1684831082" text:style-name="L4">
        <text:list-item>
          <text:p text:style-name="P27"><text:span text:style-name="T20">Le mode</text:span> conditionnel sert à exprimer :</text:p>
        </text:list-item>
      </text:list>
      <text:list xml:id="list1668425811" text:style-name="L5">
        <text:list-item>
          <text:p text:style-name="P28">un fait soumis à une condition en parallèle avec une proposition commençant par « si » et à l’imparfait ;</text:p>
        </text:list-item>
      </text:list>
      <text:p text:style-name="P9"><text:span text:style-name="T12">Exemple </text:span>: <text:span text:style-name="T21">Nos bénéfices </text:span><text:span text:style-name="T27">augmenteraient</text:span><text:span text:style-name="T21"> si nous diminuions les co</text:span><text:span text:style-name="T24">u</text:span><text:span text:style-name="T21">ts.</text:span></text:p>
      <text:p text:style-name="P19"><text:span text:style-name="T65">Remarque</text:span><text:span text:style-name="T40"> : </text:span>En revanche, <text:span text:style-name="T70">le conditionnel ne suit jamais un « si » hypothétique (qui est suivi par un présent ou un imparfait)</text:span><text:span text:style-name="T70"><text:note text:id="ftn1" text:note-class="footnote"><text:note-citation text:label="*">*</text:note-citation><text:note-body><text:p text:style-name="P4"><text:span text:style-name="T82">Dans</text:span><text:span text:style-name="T30"> la célèbre réplique d’un des enfants du </text:span><text:span text:style-name="T82">film</text:span><text:span text:style-name="T30"> </text:span><text:span text:style-name="T22">La Guerre des boutons</text:span><text:span text:style-name="T13"> (19</text:span><text:span text:style-name="T14">61</text:span><text:span text:style-name="T13">) d’</text:span><text:span text:style-name="T14">Yves Robert</text:span><text:span text:style-name="T13"> : « </text:span><text:span text:style-name="T22">Ah ben mon vieux, si j’aurais su, j’aurais pô v'nu</text:span><text:span text:style-name="T23"> !</text:span><text:span text:style-name="T13"> », le Petit Gibus </text:span><text:span text:style-name="T14">accumule les </text:span><text:span text:style-name="T13">graves erreurs de français, </text:span><text:span text:style-name="T14">entre autres celle consistant à faire suivre la conjonction « si » du conditionnel</text:span><text:span text:style-name="T13">.<text:line-break/></text:span><text:span text:style-name="T15">Moyen mnémotechnique : les « si » n’aiment pas les « r</text:span><text:span text:style-name="T16">ai</text:span><text:span text:style-name="T15"> ».</text:span></text:p></text:note-body></text:note></text:span><text:span text:style-name="T40">.</text:span></text:p>
      <text:list xml:id="list152727990518365" text:continue-numbering="true" text:style-name="L5">
        <text:list-item>
          <text:p text:style-name="P30">un souhait ou un désir discret, un regret de façon atténuée ;</text:p>
        </text:list-item>
      </text:list>
      <text:p text:style-name="P9"><text:span text:style-name="T12">Exemples </text:span>: <text:span text:style-name="T21">Il </text:span><text:span text:style-name="T27">voudrait</text:span><text:span text:style-name="T21"> avoir un entretien auprès d</text:span><text:span text:style-name="T25">e cette recruteuse</text:span><text:span text:style-name="T21">.</text:span></text:p>
      <text:p text:style-name="P16">J’<text:span text:style-name="T20">aurais </text:span>tellement <text:span text:style-name="T20">aimé</text:span> <text:span text:style-name="T76">obtenir ce stage dans cette entreprise</text:span>.</text:p>
      <text:list xml:id="list152726842205201" text:continue-numbering="true" text:style-name="L5">
        <text:list-item>
          <text:p text:style-name="P31">un refus ou une protestation ;</text:p>
        </text:list-item>
      </text:list>
      <text:p text:style-name="P6"><text:span text:style-name="T12">Exemple </text:span>: <text:span text:style-name="T27">J’accepterais</text:span><text:span text:style-name="T21"> </text:span><text:span text:style-name="T25">que tu aies la même note que moi alors que tu n’as rien fait</text:span><text:span text:style-name="T21"> ?!</text:span></text:p>
      <text:list xml:id="list152727357376258" text:continue-numbering="true" text:style-name="L5">
        <text:list-item>
          <text:p text:style-name="P30">une hypothèse, un doute.</text:p>
        </text:list-item>
      </text:list>
      <text:p text:style-name="P6"><text:span text:style-name="T12">Exemple </text:span>: <text:span text:style-name="T21">Un nouvel accord </text:span><text:span text:style-name="T27">serait</text:span><text:span text:style-name="T21"> </text:span><text:span text:style-name="T27">signé</text:span><text:span text:style-name="T21"> entre les deux parties.</text:span></text:p>
      <text:list xml:id="list2177279063" text:style-name="L6">
        <text:list-item>
          <text:p text:style-name="P29"><text:span text:style-name="T20">Le temps</text:span> : le conditionnel est au passé ce que le futur est au présent : il sert à marquer qu’un fait est postérieur à un autre fait qui se situe dans le passé.</text:p>
        </text:list-item>
      </text:list>
      <text:p text:style-name="P7"><text:span text:style-name="T21">Exemples</text:span> : <text:span text:style-name="T21">J’espère qu’il sera là </text:span>(fait situé dans le présent).</text:p>
      <text:p text:style-name="P8"><text:span text:style-name="T21">J’espérais qu’il </text:span><text:span text:style-name="T27">serait</text:span><text:span text:style-name="T21"> là</text:span> (fait situé dans le passé).</text:p>
      <text:h text:style-name="P21" text:outline-level="2"><text:bookmark-start text:name="__RefHeading___Toc9095_3926232236"/>Application<text:bookmark-end text:name="__RefHeading___Toc9095_3926232236"/></text:h>
      <text:h text:style-name="P22" text:outline-level="3"><text:bookmark-start text:name="__RefHeading___Toc4184_2255388367"/>Différence de sens <text:span text:style-name="T67">entre le futur et le conditionnel</text:span><text:bookmark-end text:name="__RefHeading___Toc4184_2255388367"/></text:h>
      <text:p text:style-name="P13">Le futur réduit la part d’incertitude inhérente à l’avenir alors que le conditionnel la renforce et peut exprimer une hypothèse.</text:p>
      <text:p text:style-name="P18">Exemples :</text:p>
      <text:list xml:id="list1437830113" text:style-name="L7">
        <text:list-item>
          <text:list>
            <text:list-item>
              <text:list>
                <text:list-item>
                  <text:p text:style-name="P41"><text:span text:style-name="T19">J’</text:span>aurai<text:span text:style-name="T19"> alors l’occasion de vous montrer mon savoir-faire. </text:span><text:span text:style-name="T17">→ </text:span><text:span text:style-name="T18">futur</text:span></text:p>
                </text:list-item>
                <text:list-item>
                  <text:p text:style-name="P41"><text:span text:style-name="T19">C’est pour toutes ces raisons que j’</text:span>aimerais <text:span text:style-name="T19">vivement intégrer vos équipes.</text:span><text:span text:style-name="T17"> → </text:span><text:span text:style-name="T18">conditionnel</text:span></text:p>
                </text:list-item>
              </text:list>
            </text:list-item>
          </text:list>
        </text:list-item>
      </text:list>
      <text:h text:style-name="P23" text:outline-level="3"><text:bookmark-start text:name="__RefHeading___Toc4186_2255388367"/>Distinction entre futur et conditionnel<text:bookmark-end text:name="__RefHeading___Toc4186_2255388367"/></text:h>
      <text:p text:style-name="P1"><text:span text:style-name="T32">Selon les cas, </text:span><text:span text:style-name="T36">remplacez les pointillés par des verbes</text:span><text:span text:style-name="T31"> au futur, au conditionnel, </text:span><text:span text:style-name="T39">voire</text:span><text:span text:style-name="T33"> </text:span><text:span text:style-name="T38">au présent ou </text:span><text:span text:style-name="T37">à l’imparfait</text:span><text:span text:style-name="T33">.<text:line-break/><text:tab/></text:span><text:span text:style-name="T34">C</text:span><text:span text:style-name="T35">onseil : remplacez « je » par « il » pour distinguer futur et conditionnel </text:span><text:span text:style-name="T33">à la première personne</text:span><text:span text:style-name="T31">.</text:span></text:p>
      <text:list xml:id="list2935842632" text:style-name="L8">
        <text:list-item>
          <text:list>
            <text:list-item>
              <text:p text:style-name="P34"><text:span text:style-name="T6">J’</text:span><text:span text:style-name="T7">(</text:span><text:span text:style-name="T1">effectuer</text:span><text:span text:style-name="T7">) </text:span><text:span text:style-name="T11">effectuerai</text:span><text:span text:style-name="T5"> mon stage </text:span><text:span text:style-name="T7">de 2</text:span><text:span text:style-name="T81">e</text:span><text:span text:style-name="T7"> année de BUT chez BarbaServices.</text:span></text:p>
            </text:list-item>
            <text:list-item>
              <text:p text:style-name="P35"><text:soft-page-break/><text:span text:style-name="T8">Enfin, si vous (</text:span><text:span text:style-name="T2">être</text:span><text:span text:style-name="T8">) </text:span><text:span text:style-name="T10">…………………</text:span><text:span text:style-name="T79"> satisfait de mon travail,</text:span><text:span text:style-name="T10"> </text:span><text:span text:style-name="T9">une collaboration plus longue, par exemple dans le cadre d’un contrat d’apprentissage signé à la fin de mon stage, </text:span><text:span text:style-name="T46">m’(</text:span><text:span text:style-name="T53">intéresser</text:span><text:span text:style-name="T46">) </text:span><text:span text:style-name="T44">………………… </text:span><text:span text:style-name="T46">vivement.</text:span></text:p>
            </text:list-item>
            <text:list-item>
              <text:p text:style-name="P37"><text:span text:style-name="T9">Soyez assurée de mon sérieux et de mon implication dans les t</text:span><text:span text:style-name="T78">âches que j’(</text:span><text:span text:style-name="T80">avoir</text:span><text:span text:style-name="T78">) </text:span><text:span text:style-name="T44">………………… </text:span><text:span text:style-name="T43">à effectuer.</text:span></text:p>
            </text:list-item>
            <text:list-item>
              <text:p text:style-name="P38"><text:span text:style-name="T4">C’</text:span><text:span text:style-name="T3">est pourquoi je (</text:span><text:span text:style-name="T1">souhaiter</text:span><text:span text:style-name="T3">) </text:span><text:span text:style-name="T48">………………… </text:span><text:span text:style-name="T47">vivement intégrer votre école : j’y (</text:span><text:span text:style-name="T51">recevoir</text:span><text:span text:style-name="T47">) </text:span><text:span text:style-name="T48">…………………</text:span><text:span text:style-name="T47"> une formation solide, dans un environnement privilégié.</text:span></text:p>
            </text:list-item>
            <text:list-item>
              <text:p text:style-name="P38"><text:span text:style-name="T47">Je (</text:span><text:span text:style-name="T51">être</text:span><text:span text:style-name="T47">) </text:span><text:span text:style-name="T48">………………… </text:span><text:span text:style-name="T47">très heureuse de vous rencontrer pour vous donner de plus amples informations.</text:span></text:p>
            </text:list-item>
            <text:list-item>
              <text:p text:style-name="P39"><text:span text:style-name="T47">Au travers des projets que vous me (</text:span><text:span text:style-name="T51">confier</text:span><text:span text:style-name="T47">) </text:span><text:span text:style-name="T48">…………………</text:span><text:span text:style-name="T47">, je (</text:span><text:span text:style-name="T51">pouvoir</text:span><text:span text:style-name="T47">) </text:span><text:span text:style-name="T48">………………… </text:span><text:span text:style-name="T47">développer mes compétences techniques </text:span><text:span text:style-name="T50">dans un cadre professionnel </text:span><text:span text:style-name="T47">qui m’intéresse tout particulièrement.</text:span></text:p>
            </text:list-item>
            <text:list-item>
              <text:p text:style-name="P40"><text:span text:style-name="T47">Si vous (</text:span><text:span text:style-name="T51">accepter</text:span><text:span text:style-name="T47">) </text:span><text:span text:style-name="T48">………………… </text:span><text:span text:style-name="T47">de me confier ces missions, je (</text:span><text:span text:style-name="T51">mettre</text:span><text:span text:style-name="T47">) </text:span><text:span text:style-name="T48">………………… </text:span><text:span text:style-name="T47">en œuvre tous les </text:span><text:span text:style-name="T49">savoir-faire </text:span><text:span text:style-name="T47">que j’ai acquis.</text:span></text:p>
            </text:list-item>
            <text:list-item>
              <text:p text:style-name="P36"><text:span text:style-name="T45">Croyez à l’implication que je (</text:span><text:span text:style-name="T52">mettre</text:span><text:span text:style-name="T45">) </text:span><text:span text:style-name="T44">………………… </text:span><text:span text:style-name="T45">dans les tâches que vous (</text:span><text:span text:style-name="T52">vouloir</text:span><text:span text:style-name="T45">) </text:span><text:span text:style-name="T44">………………… </text:span><text:span text:style-name="T45">bien me confie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Lato" svg:font-family="Lato"/>
    <style:font-face style:name="Lato1" svg:font-family="Lato" style:font-pitch="variable"/>
    <style:font-face style:name="Lato2" svg:font-family="Lato" style:font-adornments="Gras" style:font-pitch="variable"/>
    <style:font-face style:name="Lato3" svg:font-family="Lato" style:font-adornments="Normal" style:font-pitch="variable"/>
    <style:font-face style:name="Liberation Sans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1.501cm" style:auto-text-indent="false"/>
      <style:text-properties style:font-name="Lato3" fo:font-family="Lato" style:font-style-name="Normal" style:font-pitch="variable" officeooo:rsid="000669a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ato" fo:font-family="Lato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8cm" style:contextual-spacing="false" fo:line-height="100%"/>
      <style:text-properties style:font-name="Lato3" fo:font-family="Lato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.275cm" style:contextual-spacing="false" fo:text-align="center" style:justify-single-word="false" fo:text-indent="0cm" style:auto-text-indent="false" style:page-number="auto"/>
      <style:text-properties fo:color="#000058" loext:opacity="100%" style:font-name="Lato2" fo:font-family="Lato" style:font-style-name="Gras" style:font-pitch="variable" fo:font-size="26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198cm" style:contextual-spacing="false" fo:text-indent="0cm" style:auto-text-indent="false"/>
      <style:text-properties style:font-name="DejaVu Sans" fo:font-family="'DejaVu Sans'" style:font-style-name="Normal" style:font-family-generic="swiss" style:font-pitch="variable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002cm" fo:margin-bottom="0.099cm" style:contextual-spacing="false" fo:padding="0.049cm" fo:border-left="none" fo:border-right="none" fo:border-top="none" fo:border-bottom="1.3pt solid #000084"/>
      <style:text-properties fo:color="#000084" loext:opacity="100%" style:font-name="Lato2" fo:font-family="Lato" style:font-style-name="Gras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85cm" fo:margin-right="0cm" fo:margin-top="0.699cm" fo:margin-bottom="0.099cm" style:contextual-spacing="false" fo:text-indent="0cm" style:auto-text-indent="false"/>
      <style:text-properties fo:color="#0000b0" loext:opacity="100%" style:font-name="Lato2" fo:font-family="Lato" style:font-style-name="Gras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7cm" fo:margin-right="0cm" fo:margin-top="0.501cm" fo:margin-bottom="0.099cm" style:contextual-spacing="false" fo:text-indent="0cm" style:auto-text-indent="false"/>
      <style:text-properties fo:color="#0000dc" loext:opacity="100%" style:font-name="Lato2" fo:font-family="Lato" style:font-style-name="Gras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56cm" fo:margin-right="0cm" fo:margin-top="0.303cm" fo:margin-bottom="0.215cm" style:contextual-spacing="false" fo:text-indent="0cm" style:auto-text-indent="false"/>
      <style:text-properties fo:color="#0000ff" loext:opacity="100%" style:font-name="Lato2" fo:font-family="Lato" style:font-style-name="Gras" style:font-pitch="variable" fo:font-size="13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.275cm" style:contextual-spacing="false" fo:text-align="center" style:justify-single-word="false" fo:text-indent="0cm" style:auto-text-indent="false"/>
      <style:text-properties fo:color="#000058" loext:opacity="100%" style:font-name="Lato2" fo:font-family="Lato" style:font-style-name="Gras" style:font-pitch="variable" fo:font-size="22pt" fo:font-weight="bold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margin-top="0cm" fo:margin-bottom="0.198cm" style:contextual-spacing="false" fo:text-indent="-0.598cm" style:auto-text-indent="false" text:number-lines="false" text:line-number="0"/>
      <style:text-properties fo:font-size="10.5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left="0.101cm" fo:margin-right="0.101cm" fo:text-indent="0cm" style:auto-text-indent="false" text:number-lines="false" text:line-number="0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color="#000084" loext:opacity="100%" style:font-name="Lato2" fo:font-family="Lato" style:font-style-name="Gras" style:font-pitch="variabl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8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10pt"/>
    </style:style>
    <style:style style:name="Figure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  <style:text-properties fo:font-size="10.5pt"/>
    </style:style>
    <style:style style:name="Standard1" style:family="paragraph" style:parent-style-name="Standard">
      <style:paragraph-properties fo:margin-top="0cm" fo:margin-bottom="0cm" style:contextual-spacing="false"/>
      <style:text-properties style:font-name="Liberation Sans" fo:font-family="'Liberation Sans'" style:font-style-name="Normal" style:font-family-generic="swiss" style:font-pitch="variable" style:font-size-asian="10.5pt"/>
    </style:style>
    <style:style style:name="standard1" style:family="paragraph" style:parent-style-name="Standard">
      <style:paragraph-properties fo:margin-top="0cm" fo:margin-bottom="0cm" style:contextual-spacing="false"/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1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1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6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currency-style style:name="N11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2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3:41:28.685324116</meta:creation-date>
    <dc:title>Cours</dc:title>
    <meta:editing-duration>PT1H48M23S</meta:editing-duration>
    <meta:editing-cycles>25</meta:editing-cycles>
    <meta:generator>LibreOffice/7.3.7.2$Linux_X86_64 LibreOffice_project/30$Build-2</meta:generator>
    <meta:initial-creator>Corinne Paterlini</meta:initial-creator>
    <dc:date>2023-11-21T15:27:26.323129623</dc:date>
    <meta:document-statistic meta:table-count="1" meta:image-count="1" meta:object-count="0" meta:page-count="3" meta:paragraph-count="70" meta:word-count="870" meta:character-count="5103" meta:non-whitespace-character-count="4331"/>
    <meta:template xlink:type="simple" xlink:actuate="onRequest" xlink:title="Cours" xlink:href="../../../../../../../../../.config/libreoffice/4/user/template/Cours.ott" meta:date="2023-11-20T13:41:28.061405943"/>
  </office:meta>
</office:document-meta>
</file>